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15"/>
    <style:style style:name="ce6" style:family="table-cell" style:parent-style-name="Default" style:data-style-name="N37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76791666666667cm" style:use-optimal-column-width="true"/>
    </style:style>
    <style:style style:name="co2" style:family="table-column">
      <style:table-column-properties fo:break-before="auto" style:column-width="4.97416666666667cm" style:use-optimal-column-width="true"/>
    </style:style>
    <style:style style:name="co3" style:family="table-column">
      <style:table-column-properties fo:break-before="auto" style:column-width="2.43416666666667cm" style:use-optimal-column-width="true"/>
    </style:style>
    <style:style style:name="co4" style:family="table-column">
      <style:table-column-properties fo:break-before="auto" style:column-width="1.79916666666667cm" style:use-optimal-column-width="true"/>
    </style:style>
    <style:style style:name="co5" style:family="table-column">
      <style:table-column-properties fo:break-before="auto" style:column-width="1.825625cm" style:use-optimal-column-width="true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06375cm" style:use-optimal-column-width="true"/>
    </style:style>
    <style:style style:name="co8" style:family="table-column">
      <style:table-column-properties fo:break-before="auto" style:column-width="2.778125cm"/>
    </style:style>
    <style:style style:name="co9" style:family="table-column">
      <style:table-column-properties fo:break-before="auto" style:column-width="2.91041666666667cm" style:use-optimal-column-width="true"/>
    </style:style>
    <style:style style:name="co10" style:family="table-column">
      <style:table-column-properties fo:break-before="auto" style:column-width="3.12208333333333cm" style:use-optimal-column-width="true"/>
    </style:style>
    <style:style style:name="co11" style:family="table-column">
      <style:table-column-properties fo:break-before="auto" style:column-width="2.32833333333333cm" style:use-optimal-column-width="true"/>
    </style:style>
    <style:style style:name="co12" style:family="table-column">
      <style:table-column-properties fo:break-before="auto" style:column-width="2.91041666666667cm"/>
    </style:style>
    <style:style style:name="co13" style:family="table-column">
      <style:table-column-properties fo:break-before="auto" style:column-width="2.19604166666667cm" style:use-optimal-column-width="true"/>
    </style:style>
    <style:style style:name="co14" style:family="table-column">
      <style:table-column-properties fo:break-before="auto" style:column-width="1.878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number-columns-repeated="8" table:default-cell-style-name="ce1"/>
        <table:table-column table:style-name="co7" table:default-cell-style-name="ce1"/>
        <table:table-column table:style-name="co14" table:default-cell-style-name="ce1"/>
        <table:table-column table:style-name="co6" table:number-columns-repeated="16360" table:default-cell-style-name="ce1"/>
        <table:table-row table:style-name="ro1">
          <table:table-cell office:value-type="string" table:style-name="ce3">
            <text:p>TABELA 1</text:p>
          </table:table-cell>
          <table:table-cell table:style-name="ce1"/>
          <table:table-cell office:value-type="string" table:style-name="ce1">
            <text:p>Energia (KeV)</text:p>
          </table:table-cell>
          <table:table-cell office:value-type="string" table:style-name="ce1">
            <text:p>Area sinal</text:p>
          </table:table-cell>
          <table:table-cell office:value-type="string" table:style-name="ce1">
            <text:p>Centroide</text:p>
          </table:table-cell>
          <table:table-cell office:value-type="string" table:style-name="ce1">
            <text:p>FWHM</text:p>
          </table:table-cell>
          <table:table-cell office:value-type="string" table:style-name="ce1">
            <text:p>e centroide</text:p>
          </table:table-cell>
          <table:table-cell office:value-type="string" table:style-name="ce1">
            <text:p>R (canais)</text:p>
          </table:table-cell>
          <table:table-cell office:value-type="string" table:style-name="ce1">
            <text:p>e R (canais)</text:p>
          </table:table-cell>
          <table:table-cell office:value-type="string" table:style-name="ce1">
            <text:p>centroide(KeV)</text:p>
          </table:table-cell>
          <table:table-cell office:value-type="string" table:style-name="ce1">
            <text:p>e centroide (KeV)</text:p>
          </table:table-cell>
          <table:table-cell office:value-type="string" table:style-name="ce1">
            <text:p>desvios (%)</text:p>
          </table:table-cell>
          <table:table-cell office:value-type="string" table:style-name="ce1">
            <text:p>desvios (<text:span text:style-name="T2">σ</text:span>)</text:p>
          </table:table-cell>
          <table:table-cell office:value-type="string" table:style-name="ce1">
            <text:p>FWHM(KeV)</text:p>
          </table:table-cell>
          <table:table-cell office:value-type="string" table:style-name="ce1">
            <text:p>e FWHM (KeV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e R</text:p>
          </table:table-cell>
          <table:table-cell office:value-type="string" table:style-name="ce1">
            <text:p>log centroide</text:p>
          </table:table-cell>
          <table:table-cell office:value-type="string" table:style-name="ce1">
            <text:p>log R</text:p>
          </table:table-cell>
          <table:table-cell office:value-type="string" table:style-name="ce1">
            <text:p>e log centroide</text:p>
          </table:table-cell>
          <table:table-cell office:value-type="string" table:style-name="ce1">
            <text:p>e log R</text:p>
          </table:table-cell>
          <table:table-cell table:number-columns-repeated="2" table:style-name="ce1"/>
          <table:table-cell office:value-type="string" table:style-name="ce1">
            <text:p>Calibraca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ESTUDO DO 60Co E DO 137Cs</text:p>
          </table:table-cell>
          <table:table-cell office:value-type="string" table:style-name="ce1">
            <text:p>Pico Cs</text:p>
          </table:table-cell>
          <table:table-cell office:value-type="float" office:value="662" table:style-name="ce1">
            <text:p>662</text:p>
          </table:table-cell>
          <table:table-cell office:value-type="float" office:value="2368" table:style-name="ce1">
            <text:p>2368</text:p>
          </table:table-cell>
          <table:table-cell office:value-type="float" office:value="431.15" table:style-name="ce1">
            <text:p>431,15</text:p>
          </table:table-cell>
          <table:table-cell office:value-type="float" office:value="26.9" table:style-name="ce1">
            <text:p>26,9</text:p>
          </table:table-cell>
          <table:table-cell office:value-type="float" office:value="0.23473103813769167" table:formula="msoxl:=F2/(2.355*SQRT(D2))" table:style-name="ce1">
            <text:p>0,234731038</text:p>
          </table:table-cell>
          <table:table-cell office:value-type="float" office:value="6.2391279137191231E-2" table:formula="msoxl:=F2/E2" table:style-name="ce1">
            <text:p>0,062391279</text:p>
          </table:table-cell>
          <table:table-cell office:value-type="float" office:value="3.3967690415427115E-5" table:formula="msoxl:=F2/E2^2*G2" table:style-name="ce1">
            <text:p>3,39677E-05</text:p>
          </table:table-cell>
          <table:table-cell office:value-type="float" office:value="665.40417849999994" table:formula="msoxl:=$X$5*E2+$X$6" table:style-name="ce2">
            <text:p>665,40</text:p>
          </table:table-cell>
          <table:table-cell office:value-type="float" office:value="0.55309174004454642" table:formula="msoxl:=$X$5*G2+E2*$Y$5+$Y$6" table:style-name="ce2">
            <text:p>0,55</text:p>
          </table:table-cell>
          <table:table-cell office:value-type="float" office:value="0.51422635951660778" table:formula="msoxl:=ABS(C2-J2)/C2*100" table:style-name="ce2">
            <text:p>0,51</text:p>
          </table:table-cell>
          <table:table-cell office:value-type="float" office:value="6.1548171009130757" table:formula="msoxl:=ABS(C2-J2)/K2" table:style-name="ce2">
            <text:p>6,15</text:p>
          </table:table-cell>
          <table:table-cell office:value-type="float" office:value="42.620670999999994" table:formula="msoxl:=$X$5*F2+$X$6" table:style-name="ce1">
            <text:p>42,620671</text:p>
          </table:table-cell>
          <table:table-cell office:value-type="float" office:value="5.0431303572999991E-2" table:formula="msoxl:=$Y$5*N2+$Y$6" table:style-name="ce6">
            <text:p>0,050</text:p>
          </table:table-cell>
          <table:table-cell office:value-type="float" office:value="6.4052304414556657E-2" table:formula="msoxl:=N2/J2" table:style-name="ce6">
            <text:p>0,064</text:p>
          </table:table-cell>
          <table:table-cell office:value-type="float" office:value="1.2903150723979129E-4" table:formula="msoxl:=N2*K2/J2^2+O2/J2" table:style-name="ce5">
            <text:p>1,29E-04</text:p>
          </table:table-cell>
          <table:table-cell office:value-type="float" office:value="6.5003946432460538" table:formula="msoxl:=LN(J2)" table:style-name="ce6">
            <text:p>6,500</text:p>
          </table:table-cell>
          <table:table-cell office:value-type="float" office:value="-2.7480552729172532" table:formula="msoxl:=LN(P2)" table:style-name="ce6">
            <text:p>-2,748</text:p>
          </table:table-cell>
          <table:table-cell office:value-type="float" office:value="8.3121170247437283E-4" table:formula="msoxl:=K2/J2" table:style-name="ce5">
            <text:p>8,31E-04</text:p>
          </table:table-cell>
          <table:table-cell office:value-type="float" office:value="2.0144709611800839E-3" table:formula="msoxl:=Q2/P2" table:style-name="ce5">
            <text:p>2,01E-03</text:p>
          </table:table-cell>
          <table:table-cell office:value-type="string" table:style-name="ce2">
            <text:p>***</text:p>
          </table:table-cell>
          <table:table-cell table:style-name="ce1"/>
          <table:table-cell office:value-type="string" table:style-name="ce1">
            <text:p>E = a*c + b</text:p>
          </table:table-cell>
          <table:table-cell table:number-columns-repeated="16360" table:style-name="ce1"/>
        </table:table-row>
        <table:table-row table:style-name="ro1">
          <table:table-cell table:style-name="ce1"/>
          <table:table-cell office:value-type="string" table:style-name="ce1">
            <text:p>Pico Co</text:p>
          </table:table-cell>
          <table:table-cell office:value-type="float" office:value="1173" table:style-name="ce1">
            <text:p>1173</text:p>
          </table:table-cell>
          <table:table-cell office:value-type="float" office:value="3042" table:style-name="ce1">
            <text:p>3042</text:p>
          </table:table-cell>
          <table:table-cell office:value-type="float" office:value="759.51" table:style-name="ce1">
            <text:p>759,51</text:p>
          </table:table-cell>
          <table:table-cell office:value-type="float" office:value="35.82" table:style-name="ce1">
            <text:p>35,82</text:p>
          </table:table-cell>
          <table:table-cell office:value-type="float" office:value="0.2757751091741753" table:formula="msoxl:=F3/(2.355*SQRT(D3))" table:style-name="ce1">
            <text:p>0,275775109</text:p>
          </table:table-cell>
          <table:table-cell office:value-type="float" office:value="4.7161986017300629E-2" table:formula="msoxl:=F3/E3" table:style-name="ce1">
            <text:p>0,047161986</text:p>
          </table:table-cell>
          <table:table-cell office:value-type="float" office:value="1.7124332586525534E-5" table:formula="msoxl:=F3/E3^2*G3" table:style-name="ce1">
            <text:p>1,71243E-05</text:p>
          </table:table-cell>
          <table:table-cell office:value-type="float" office:value="1171.2723108999999" table:formula="msoxl:=$X$5*E3+$X$6" table:style-name="ce2">
            <text:p>1171,27</text:p>
          </table:table-cell>
          <table:table-cell office:value-type="float" office:value="0.73551850544264263" table:formula="msoxl:=$X$5*G3+E3*$Y$5+$Y$6" table:style-name="ce2">
            <text:p>0,74</text:p>
          </table:table-cell>
          <table:table-cell office:value-type="float" office:value="0.14728807331629448" table:formula="msoxl:=ABS(C3-J3)/C3*100" table:style-name="ce2">
            <text:p>0,15</text:p>
          </table:table-cell>
          <table:table-cell office:value-type="float" office:value="2.3489403559743112" table:formula="msoxl:=ABS(C3-J3)/K3" table:style-name="ce2">
            <text:p>2,35</text:p>
          </table:table-cell>
          <table:table-cell office:value-type="float" office:value="56.362733800000001" table:formula="msoxl:=$X$5*F3+$X$6" table:style-name="ce1">
            <text:p>56,3627338</text:p>
          </table:table-cell>
          <table:table-cell office:value-type="float" office:value="5.54196723694E-2" table:formula="msoxl:=$Y$5*N3+$Y$6" table:style-name="ce6">
            <text:p>0,055</text:p>
          </table:table-cell>
          <table:table-cell office:value-type="float" office:value="4.8120947857711378E-2" table:formula="msoxl:=N3/J3" table:style-name="ce6">
            <text:p>0,048</text:p>
          </table:table-cell>
          <table:table-cell office:value-type="float" office:value="7.7534079114707793E-5" table:formula="msoxl:=N3*K3/J3^2+O3/J3" table:style-name="ce5">
            <text:p>7,75E-05</text:p>
          </table:table-cell>
          <table:table-cell office:value-type="float" office:value="7.0658458821652292" table:formula="msoxl:=LN(J3)" table:style-name="ce6">
            <text:p>7,066</text:p>
          </table:table-cell>
          <table:table-cell office:value-type="float" office:value="-3.034037690278482" table:formula="msoxl:=LN(P3)" table:style-name="ce6">
            <text:p>-3,034</text:p>
          </table:table-cell>
          <table:table-cell office:value-type="float" office:value="6.2796541726276597E-4" table:formula="msoxl:=K3/J3" table:style-name="ce5">
            <text:p>6,28E-04</text:p>
          </table:table-cell>
          <table:table-cell office:value-type="float" office:value="1.6112334142703918E-3" table:formula="msoxl:=Q3/P3" table:style-name="ce5">
            <text:p>1,61E-03</text:p>
          </table:table-cell>
          <table:table-cell office:value-type="string" table:style-name="ce2">
            <text:p>***</text:p>
          </table:table-cell>
          <table:table-cell table:number-columns-repeated="16362" table:style-name="ce1"/>
        </table:table-row>
        <table:table-row table:style-name="ro1">
          <table:table-cell table:style-name="ce1"/>
          <table:table-cell office:value-type="string" table:style-name="ce1">
            <text:p>Pico Co</text:p>
          </table:table-cell>
          <table:table-cell office:value-type="float" office:value="1333" table:style-name="ce1">
            <text:p>1333</text:p>
          </table:table-cell>
          <table:table-cell office:value-type="float" office:value="2974" table:style-name="ce1">
            <text:p>2974</text:p>
          </table:table-cell>
          <table:table-cell office:value-type="float" office:value="861.4" table:style-name="ce1">
            <text:p>861,4</text:p>
          </table:table-cell>
          <table:table-cell office:value-type="float" office:value="34.42" table:style-name="ce1">
            <text:p>34,42</text:p>
          </table:table-cell>
          <table:table-cell office:value-type="float" office:value="0.26800905809110609" table:formula="msoxl:=F4/(2.355*SQRT(D4))" table:style-name="ce1">
            <text:p>0,268009058</text:p>
          </table:table-cell>
          <table:table-cell office:value-type="float" office:value="3.9958207569073603E-2" table:formula="msoxl:=F4/E4" table:style-name="ce1">
            <text:p>0,039958208</text:p>
          </table:table-cell>
          <table:table-cell office:value-type="float" office:value="1.2432274870671375E-5" table:formula="msoxl:=F4/E4^2*G4" table:style-name="ce1">
            <text:p>1,24323E-05</text:p>
          </table:table-cell>
          <table:table-cell office:value-type="float" office:value="1328.2430259999999" table:formula="msoxl:=$X$5*E4+$X$6" table:style-name="ce2">
            <text:p>1328,24</text:p>
          </table:table-cell>
          <table:table-cell office:value-type="float" office:value="0.76054027480457709" table:formula="msoxl:=$X$5*G4+E4*$Y$5+$Y$6" table:style-name="ce2">
            <text:p>0,76</text:p>
          </table:table-cell>
          <table:table-cell office:value-type="float" office:value="0.35686226556640116" table:formula="msoxl:=ABS(C4-J4)/C4*100" table:style-name="ce2">
            <text:p>0,36</text:p>
          </table:table-cell>
          <table:table-cell office:value-type="float" office:value="6.2547299039783857" table:formula="msoxl:=ABS(C4-J4)/K4" table:style-name="ce2">
            <text:p>6,25</text:p>
          </table:table-cell>
          <table:table-cell office:value-type="float" office:value="54.205907799999999" table:formula="msoxl:=$X$5*F4+$X$6" table:style-name="ce1">
            <text:p>54,2059078</text:p>
          </table:table-cell>
          <table:table-cell office:value-type="float" office:value="5.4636744531399994E-2" table:formula="msoxl:=$Y$5*N4+$Y$6" table:style-name="ce6">
            <text:p>0,055</text:p>
          </table:table-cell>
          <table:table-cell office:value-type="float" office:value="4.0810233322467304E-2" table:formula="msoxl:=N4/J4" table:style-name="ce6">
            <text:p>0,041</text:p>
          </table:table-cell>
          <table:table-cell office:value-type="float" office:value="6.4502179887453959E-5" table:formula="msoxl:=N4*K4/J4^2+O4/J4" table:style-name="ce5">
            <text:p>6,45E-05</text:p>
          </table:table-cell>
          <table:table-cell office:value-type="float" office:value="7.19161231479967" table:formula="msoxl:=LN(J4)" table:style-name="ce6">
            <text:p>7,192</text:p>
          </table:table-cell>
          <table:table-cell office:value-type="float" office:value="-3.1988224122941378" table:formula="msoxl:=LN(P4)" table:style-name="ce6">
            <text:p>-3,199</text:p>
          </table:table-cell>
          <table:table-cell office:value-type="float" office:value="5.7259120501083449E-4" table:formula="msoxl:=K4/J4" table:style-name="ce5">
            <text:p>5,73E-04</text:p>
          </table:table-cell>
          <table:table-cell office:value-type="float" office:value="1.5805393558468949E-3" table:formula="msoxl:=Q4/P4" table:style-name="ce5">
            <text:p>1,58E-03</text:p>
          </table:table-cell>
          <table:table-cell office:value-type="string" table:style-name="ce2">
            <text:p>***</text:p>
          </table:table-cell>
          <table:table-cell office:value-type="string" table:style-name="ce1">
            <text:p>Parametros</text:p>
          </table:table-cell>
          <table:table-cell table:style-name="ce1"/>
          <table:table-cell office:value-type="string" table:style-name="ce1">
            <text:p>erro</text:p>
          </table:table-cell>
          <table:table-cell table:number-columns-repeated="16359"/>
        </table:table-row>
        <table:table-row table:style-name="ro1">
          <table:table-cell table:style-name="ce1"/>
          <table:table-cell office:value-type="string" table:style-name="ce1">
            <text:p>Raios x</text:p>
          </table:table-cell>
          <table:table-cell office:value-type="float" office:value="32" table:style-name="ce1">
            <text:p>32</text:p>
          </table:table-cell>
          <table:table-cell office:value-type="float" office:value="2479" table:style-name="ce1">
            <text:p>2479</text:p>
          </table:table-cell>
          <table:table-cell office:value-type="float" office:value="18.87" table:style-name="ce1">
            <text:p>18,87</text:p>
          </table:table-cell>
          <table:table-cell office:value-type="float" office:value="3.68" table:style-name="ce1">
            <text:p>3,68</text:p>
          </table:table-cell>
          <table:table-cell office:value-type="float" office:value="3.1384747851019947E-2" table:formula="msoxl:=F5/(2.355*SQRT(D5))" table:style-name="ce1">
            <text:p>0,031384748</text:p>
          </table:table-cell>
          <table:table-cell office:value-type="float" office:value="0.19501854795972443" table:formula="msoxl:=F5/E5" table:style-name="ce1">
            <text:p>0,195018548</text:p>
          </table:table-cell>
          <table:table-cell office:value-type="float" office:value="3.2435654234170598E-4" table:formula="msoxl:=F5/E5^2*G5" table:style-name="ce1">
            <text:p>0,000324357</text:p>
          </table:table-cell>
          <table:table-cell office:value-type="float" office:value="30.249733299999999" table:formula="msoxl:=$X$5*E5+$X$6" table:style-name="ce2">
            <text:p>30,25</text:p>
          </table:table-cell>
          <table:table-cell office:value-type="float" office:value="9.0160838691802803E-2" table:formula="msoxl:=$X$5*G5+E5*$Y$5+$Y$6" table:style-name="ce2">
            <text:p>0,09</text:p>
          </table:table-cell>
          <table:table-cell office:value-type="float" office:value="5.4695834375000025" table:formula="msoxl:=ABS(C5-J5)/C5*100" table:style-name="ce2">
            <text:p>5,47</text:p>
          </table:table-cell>
          <table:table-cell office:value-type="float" office:value="19.412715380598282" table:formula="msoxl:=ABS(C5-J5)/K5" table:style-name="ce2">
            <text:p>19,41</text:p>
          </table:table-cell>
          <table:table-cell office:value-type="float" office:value="6.8481711999999995" table:formula="msoxl:=$X$5*F5+$X$6" table:style-name="ce1">
            <text:p>6,8481712</text:p>
          </table:table-cell>
          <table:table-cell office:value-type="float" office:value="3.7445886145599995E-2" table:formula="msoxl:=$Y$5*N5+$Y$6" table:style-name="ce6">
            <text:p>0,037</text:p>
          </table:table-cell>
          <table:table-cell office:value-type="float" office:value="0.22638782074815844" table:formula="msoxl:=N5/J5" table:style-name="ce6">
            <text:p>0,226</text:p>
          </table:table-cell>
          <table:table-cell office:value-type="float" office:value="1.9126516376216604E-3" table:formula="msoxl:=N5*K5/J5^2+O5/J5" table:style-name="ce5">
            <text:p>1,91E-03</text:p>
          </table:table-cell>
          <table:table-cell office:value-type="float" office:value="3.4094873679090592" table:formula="msoxl:=LN(J5)" table:style-name="ce6">
            <text:p>3,409</text:p>
          </table:table-cell>
          <table:table-cell office:value-type="float" office:value="-1.485505729382113" table:formula="msoxl:=LN(P5)" table:style-name="ce6">
            <text:p>-1,486</text:p>
          </table:table-cell>
          <table:table-cell office:value-type="float" office:value="2.9805498712216021E-3" table:formula="msoxl:=K5/J5" table:style-name="ce5">
            <text:p>2,98E-03</text:p>
          </table:table-cell>
          <table:table-cell office:value-type="float" office:value="8.4485624328234487E-3" table:formula="msoxl:=Q5/P5" table:style-name="ce5">
            <text:p>8,45E-03</text:p>
          </table:table-cell>
          <table:table-cell office:value-type="string" table:style-name="ce2">
            <text:p>***</text:p>
          </table:table-cell>
          <table:table-cell office:value-type="string" table:style-name="ce1">
            <text:p>a</text:p>
          </table:table-cell>
          <table:table-cell office:value-type="float" office:value="1.5405899999999999" table:style-name="ce1">
            <text:p>1,54059</text:p>
          </table:table-cell>
          <table:table-cell office:value-type="float" office:value="3.6299999999999999E-4" table:style-name="ce1">
            <text:p>0,000363</text:p>
          </table:table-cell>
          <table:table-cell table:number-columns-repeated="16359"/>
        </table:table-row>
        <table:table-row table:style-name="ro1">
          <table:table-cell table:style-name="ce1"/>
          <table:table-cell office:value-type="string" table:style-name="ce1">
            <text:p>Retrodifusao Cs</text:p>
          </table:table-cell>
          <table:table-cell office:value-type="float" office:value="184.35" table:style-name="ce1">
            <text:p>184,35</text:p>
          </table:table-cell>
          <table:table-cell office:value-type="float" office:value="6178" table:style-name="ce1">
            <text:p>6178</text:p>
          </table:table-cell>
          <table:table-cell office:value-type="float" office:value="128.76" table:style-name="ce1">
            <text:p>128,76</text:p>
          </table:table-cell>
          <table:table-cell office:value-type="float" office:value="20.05" table:style-name="ce1">
            <text:p>20,05</text:p>
          </table:table-cell>
          <table:table-cell office:value-type="float" office:value="0.10831772090218855" table:formula="msoxl:=F6/(2.355*SQRT(D6))" table:style-name="ce1">
            <text:p>0,108317721</text:p>
          </table:table-cell>
          <table:table-cell office:value-type="float" office:value="0.1557160608884747" table:formula="msoxl:=F6/E6" table:style-name="ce1">
            <text:p>0,155716061</text:p>
          </table:table-cell>
          <table:table-cell office:value-type="float" office:value="1.3099416607103138E-4" table:formula="msoxl:=F6/E6^2*G6" table:style-name="ce1">
            <text:p>0,000130994</text:p>
          </table:table-cell>
          <table:table-cell office:value-type="float" office:value="199.54516839999997" table:formula="msoxl:=$X$5*E6+$X$6" table:style-name="ce2">
            <text:p>199,55</text:p>
          </table:table-cell>
          <table:table-cell office:value-type="float" office:value="0.24857307764470266" table:formula="msoxl:=$X$5*G6+E6*$Y$5+$Y$6" table:style-name="ce2">
            <text:p>0,25</text:p>
          </table:table-cell>
          <table:table-cell office:value-type="float" office:value="8.2425649037157438" table:formula="msoxl:=ABS(C6-J6)/C6*100" table:style-name="ce2">
            <text:p>8,24</text:p>
          </table:table-cell>
          <table:table-cell office:value-type="float" office:value="61.129582270044345" table:formula="msoxl:=ABS(C6-J6)/K6" table:style-name="ce2">
            <text:p>61,13</text:p>
          </table:table-cell>
          <table:table-cell office:value-type="float" office:value="32.067629500000002" table:formula="msoxl:=$X$5*F6+$X$6" table:style-name="ce1">
            <text:p>32,0676295</text:p>
          </table:table-cell>
          <table:table-cell office:value-type="float" office:value="4.6600549508499997E-2" table:formula="msoxl:=$Y$5*N6+$Y$6" table:style-name="ce6">
            <text:p>0,047</text:p>
          </table:table-cell>
          <table:table-cell table:style-name="ce6"/>
          <table:table-cell table:style-name="ce5"/>
          <table:table-cell table:number-columns-repeated="2" table:style-name="ce6"/>
          <table:table-cell table:number-columns-repeated="2" table:style-name="ce5"/>
          <table:table-cell table:style-name="ce2"/>
          <table:table-cell office:value-type="string" table:style-name="ce1">
            <text:p>b</text:p>
          </table:table-cell>
          <table:table-cell office:value-type="float" office:value="1.1788000000000001" table:style-name="ce1">
            <text:p>1,1788</text:p>
          </table:table-cell>
          <table:table-cell office:value-type="float" office:value="3.4959999999999998E-2" table:style-name="ce1">
            <text:p>0,03496</text:p>
          </table:table-cell>
          <table:table-cell table:number-columns-repeated="16359"/>
        </table:table-row>
        <table:table-row table:style-name="ro1">
          <table:table-cell table:style-name="ce1"/>
          <table:table-cell office:value-type="string" table:style-name="ce1">
            <text:p>Joelho Compton Cs</text:p>
          </table:table-cell>
          <table:table-cell office:value-type="float" office:value="477.65" table:style-name="ce1">
            <text:p>477,65</text:p>
          </table:table-cell>
          <table:table-cell office:value-type="float" office:value="2882" table:style-name="ce1">
            <text:p>2882</text:p>
          </table:table-cell>
          <table:table-cell office:value-type="float" office:value="289.24" table:style-name="ce1">
            <text:p>289,24</text:p>
          </table:table-cell>
          <table:table-cell office:value-type="float" office:value="26.45" table:style-name="ce1">
            <text:p>26,45</text:p>
          </table:table-cell>
          <table:table-cell office:value-type="float" office:value="0.20921257106920005" table:formula="msoxl:=F7/(2.355*SQRT(D7))" table:style-name="ce1">
            <text:p>0,209212571</text:p>
          </table:table-cell>
          <table:table-cell office:value-type="float" office:value="9.1446549578204944E-2" table:formula="msoxl:=F7/E7" table:style-name="ce1">
            <text:p>0,09144655</text:p>
          </table:table-cell>
          <table:table-cell office:value-type="float" office:value="6.6144958348303583E-5" table:formula="msoxl:=F7/E7^2*G7" table:style-name="ce1">
            <text:p>6,6145E-05</text:p>
          </table:table-cell>
          <table:table-cell office:value-type="float" office:value="446.7790516" table:formula="msoxl:=$X$5*E7+$X$6" table:style-name="ce2">
            <text:p>446,78</text:p>
          </table:table-cell>
          <table:table-cell office:value-type="float" office:value="0.46226491486349885" table:formula="msoxl:=$X$5*G7+E7*$Y$5+$Y$6" table:style-name="ce2">
            <text:p>0,46</text:p>
          </table:table-cell>
          <table:table-cell office:value-type="float" office:value="6.4630897937820535" table:formula="msoxl:=ABS(C7-J7)/C7*100" table:style-name="ce2">
            <text:p>6,46</text:p>
          </table:table-cell>
          <table:table-cell office:value-type="float" office:value="66.78194127952753" table:formula="msoxl:=ABS(C7-J7)/K7" table:style-name="ce2">
            <text:p>66,78</text:p>
          </table:table-cell>
          <table:table-cell office:value-type="float" office:value="41.927405499999999" table:formula="msoxl:=$X$5*F7+$X$6" table:style-name="ce1">
            <text:p>41,9274055</text:p>
          </table:table-cell>
          <table:table-cell office:value-type="float" office:value="5.0179648196499997E-2" table:formula="msoxl:=$Y$5*N7+$Y$6" table:style-name="ce6">
            <text:p>0,050</text:p>
          </table:table-cell>
          <table:table-cell table:style-name="ce6"/>
          <table:table-cell table:style-name="ce5"/>
          <table:table-cell table:number-columns-repeated="2" table:style-name="ce6"/>
          <table:table-cell table:number-columns-repeated="2" table:style-name="ce5"/>
          <table:table-cell table:style-name="ce2"/>
          <table:table-cell table:number-columns-repeated="16362" table:style-name="ce1"/>
        </table:table-row>
        <table:table-row table:style-name="ro1">
          <table:table-cell table:style-name="ce1"/>
          <table:table-cell office:value-type="string" table:style-name="ce1">
            <text:p>Joelho Compton Co 1.17MeV</text:p>
          </table:table-cell>
          <table:table-cell office:value-type="float" office:value="963.2" table:style-name="ce1">
            <text:p>963,2</text:p>
          </table:table-cell>
          <table:table-cell office:value-type="float" office:value="953" table:style-name="ce1">
            <text:p>953</text:p>
          </table:table-cell>
          <table:table-cell office:value-type="float" office:value="433.34" table:style-name="ce1">
            <text:p>433,34</text:p>
          </table:table-cell>
          <table:table-cell office:value-type="float" office:value="7.43" table:style-name="ce1">
            <text:p>7,43</text:p>
          </table:table-cell>
          <table:table-cell office:value-type="float" office:value="0.10220013088217846" table:formula="msoxl:=F8/(2.355*SQRT(D8))" table:style-name="ce1">
            <text:p>0,102200131</text:p>
          </table:table-cell>
          <table:table-cell office:value-type="float" office:value="1.7145890063229797E-2" table:formula="msoxl:=F8/E8" table:style-name="ce1">
            <text:p>0,01714589</text:p>
          </table:table-cell>
          <table:table-cell office:value-type="float" office:value="4.0437351930436341E-6" table:formula="msoxl:=F8/E8^2*G8" table:style-name="ce1">
            <text:p>4,04374E-06</text:p>
          </table:table-cell>
          <table:table-cell office:value-type="float" office:value="668.77807059999998" table:formula="msoxl:=$X$5*E8+$X$6" table:style-name="ce2">
            <text:p>668,78</text:p>
          </table:table-cell>
          <table:table-cell office:value-type="float" office:value="0.34971091963577527" table:formula="msoxl:=$X$5*G8+E8*$Y$5+$Y$6" table:style-name="ce2">
            <text:p>0,35</text:p>
          </table:table-cell>
          <table:table-cell office:value-type="float" office:value="30.567060776578082" table:formula="msoxl:=ABS(C8-J8)/C8*100" table:style-name="ce2">
            <text:p>30,57</text:p>
          </table:table-cell>
          <table:table-cell office:value-type="float" office:value="841.90087546205643" table:formula="msoxl:=ABS(C8-J8)/K8" table:style-name="ce2">
            <text:p>841,90</text:p>
          </table:table-cell>
          <table:table-cell office:value-type="float" office:value="12.6253837" table:formula="msoxl:=$X$5*F8+$X$6" table:style-name="ce1">
            <text:p>12,6253837</text:p>
          </table:table-cell>
          <table:table-cell office:value-type="float" office:value="3.9543014283099996E-2" table:formula="msoxl:=$Y$5*N8+$Y$6" table:style-name="ce6">
            <text:p>0,040</text:p>
          </table:table-cell>
          <table:table-cell table:style-name="ce6"/>
          <table:table-cell table:style-name="ce5"/>
          <table:table-cell table:number-columns-repeated="2" table:style-name="ce6"/>
          <table:table-cell table:number-columns-repeated="2" table:style-name="ce5"/>
          <table:table-cell table:style-name="ce2"/>
          <table:table-cell table:number-columns-repeated="16362" table:style-name="ce1"/>
        </table:table-row>
        <table:table-row table:style-name="ro1">
          <table:table-cell table:style-name="ce1"/>
          <table:table-cell office:value-type="string" table:style-name="ce1">
            <text:p>Joelho Compton Co 1.33MeV</text:p>
          </table:table-cell>
          <table:table-cell office:value-type="float" office:value="1118.5999999999999" table:style-name="ce1">
            <text:p>1118,6</text:p>
          </table:table-cell>
          <table:table-cell office:value-type="float" office:value="645" table:style-name="ce1">
            <text:p>645</text:p>
          </table:table-cell>
          <table:table-cell office:value-type="float" office:value="595.02" table:style-name="ce1">
            <text:p>595,02</text:p>
          </table:table-cell>
          <table:table-cell office:value-type="float" office:value="6.32" table:style-name="ce1">
            <text:p>6,32</text:p>
          </table:table-cell>
          <table:table-cell office:value-type="float" office:value="0.10566868661689081" table:formula="msoxl:=F9/(2.355*SQRT(D9))" table:style-name="ce1">
            <text:p>0,105668687</text:p>
          </table:table-cell>
          <table:table-cell office:value-type="float" office:value="1.0621491714564217E-2" table:formula="msoxl:=F9/E9" table:style-name="ce1">
            <text:p>0,010621492</text:p>
          </table:table-cell>
          <table:table-cell office:value-type="float" office:value="1.886254376979242E-6" table:formula="msoxl:=F9/E9^2*G9" table:style-name="ce1">
            <text:p>1,88625E-06</text:p>
          </table:table-cell>
          <table:table-cell office:value-type="float" office:value="917.86066179999989" table:formula="msoxl:=$X$5*E9+$X$6" table:style-name="ce2">
            <text:p>917,86</text:p>
          </table:table-cell>
          <table:table-cell office:value-type="float" office:value="0.41374438191511576" table:formula="msoxl:=$X$5*G9+E9*$Y$5+$Y$6" table:style-name="ce2">
            <text:p>0,41</text:p>
          </table:table-cell>
          <table:table-cell office:value-type="float" office:value="17.945587180404079" table:formula="msoxl:=ABS(C9-J9)/C9*100" table:style-name="ce2">
            <text:p>17,95</text:p>
          </table:table-cell>
          <table:table-cell office:value-type="float" office:value="485.17719387712174" table:formula="msoxl:=ABS(C9-J9)/K9" table:style-name="ce2">
            <text:p>485,18</text:p>
          </table:table-cell>
          <table:table-cell office:value-type="float" office:value="10.915328800000001" table:formula="msoxl:=$X$5*F9+$X$6" table:style-name="ce1">
            <text:p>10,9153288</text:p>
          </table:table-cell>
          <table:table-cell office:value-type="float" office:value="3.89222643544E-2" table:formula="msoxl:=$Y$5*N9+$Y$6" table:style-name="ce6">
            <text:p>0,039</text:p>
          </table:table-cell>
          <table:table-cell table:style-name="ce6"/>
          <table:table-cell table:style-name="ce5"/>
          <table:table-cell table:number-columns-repeated="2" table:style-name="ce6"/>
          <table:table-cell table:number-columns-repeated="2" table:style-name="ce5"/>
          <table:table-cell table:style-name="ce2"/>
          <table:table-cell table:number-columns-repeated="16362" table:style-name="ce1"/>
        </table:table-row>
        <table:table-row table:style-name="ro1">
          <table:table-cell table:style-name="ce1"/>
          <table:table-cell office:value-type="string" table:style-name="ce1">
            <text:p>Pico desconhecido</text:p>
          </table:table-cell>
          <table:table-cell table:style-name="ce1"/>
          <table:table-cell office:value-type="float" office:value="3029" table:style-name="ce1">
            <text:p>3029</text:p>
          </table:table-cell>
          <table:table-cell office:value-type="float" office:value="505.21" table:style-name="ce1">
            <text:p>505,21</text:p>
          </table:table-cell>
          <table:table-cell office:value-type="float" office:value="24.84" table:style-name="ce1">
            <text:p>24,84</text:p>
          </table:table-cell>
          <table:table-cell office:value-type="float" office:value="0.19165097957142926" table:formula="msoxl:=F10/(2.355*SQRT(D10))" table:style-name="ce1">
            <text:p>0,19165098</text:p>
          </table:table-cell>
          <table:table-cell office:value-type="float" office:value="4.9167672848914316E-2" table:formula="msoxl:=F10/E10" table:style-name="ce1">
            <text:p>0,049167673</text:p>
          </table:table-cell>
          <table:table-cell office:value-type="float" office:value="1.8651714464761179E-5" table:formula="msoxl:=F10/E10^2*G10" table:style-name="ce1">
            <text:p>1,86517E-05</text:p>
          </table:table-cell>
          <table:table-cell office:value-type="float" office:value="779.50027389999991" table:formula="msoxl:=$X$5*E10+$X$6" table:style-name="ce2">
            <text:p>779,50</text:p>
          </table:table-cell>
          <table:table-cell office:value-type="float" office:value="0.51360681261794816" table:formula="msoxl:=$X$5*G10+E10*$Y$5+$Y$6" table:style-name="ce2">
            <text:p>0,51</text:p>
          </table:table-cell>
          <table:table-cell table:number-columns-repeated="2" table:style-name="ce2"/>
          <table:table-cell office:value-type="float" office:value="39.447055599999999" table:formula="msoxl:=$X$5*F10+$X$6" table:style-name="ce1">
            <text:p>39,4470556</text:p>
          </table:table-cell>
          <table:table-cell office:value-type="float" office:value="4.9279281182799999E-2" table:formula="msoxl:=$Y$5*N10+$Y$6" table:style-name="ce6">
            <text:p>0,049</text:p>
          </table:table-cell>
          <table:table-cell office:value-type="float" office:value="5.0605569902674029E-2" table:formula="msoxl:=N10/J10" table:style-name="ce6">
            <text:p>0,051</text:p>
          </table:table-cell>
          <table:table-cell office:value-type="float" office:value="9.6562694281854028E-5" table:formula="msoxl:=N10*K10/J10^2+O10/J10" table:style-name="ce5">
            <text:p>9,66E-05</text:p>
          </table:table-cell>
          <table:table-cell office:value-type="float" office:value="6.6586530398768584" table:formula="msoxl:=LN(J10)" table:style-name="ce6">
            <text:p>6,659</text:p>
          </table:table-cell>
          <table:table-cell office:value-type="float" office:value="-2.9836936316188143" table:formula="msoxl:=LN(P10)" table:style-name="ce6">
            <text:p>-2,984</text:p>
          </table:table-cell>
          <table:table-cell office:value-type="float" office:value="6.5889240814280645E-4" table:formula="msoxl:=K10/J10" table:style-name="ce5">
            <text:p>6,59E-04</text:p>
          </table:table-cell>
          <table:table-cell office:value-type="float" office:value="1.9081435989667928E-3" table:formula="msoxl:=Q10/P10" table:style-name="ce5">
            <text:p>1,91E-03</text:p>
          </table:table-cell>
          <table:table-cell office:value-type="string" table:style-name="ce2">
            <text:p>***</text:p>
          </table:table-cell>
          <table:table-cell table:number-columns-repeated="16362" table:style-name="ce1"/>
        </table:table-row>
        <table:table-row table:number-rows-repeated="2" table:style-name="ro1">
          <table:table-cell table:number-columns-repeated="9" table:style-name="ce1"/>
          <table:table-cell table:number-columns-repeated="4" table:style-name="ce2"/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table:number-columns-repeated="4" table:style-name="ce2"/>
          <table:table-cell table:number-columns-repeated="7" table:style-name="ce1"/>
          <table:table-cell office:value-type="string" table:style-name="ce1">
            <text:p>*** - Pontos usados para <text:s/>fit da resolução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ESTUDO DA RADIACAO DE FUNDO</text:p>
          </table:table-cell>
          <table:table-cell table:number-columns-repeated="8" table:style-name="ce1"/>
          <table:table-cell table:number-columns-repeated="4" table:style-name="ce2"/>
          <table:table-cell table:number-columns-repeated="16371" table:style-name="ce1"/>
        </table:table-row>
        <table:table-row table:style-name="ro1">
          <table:table-cell office:value-type="string" table:style-name="ce1">
            <text:p>(precisamos de converter tambem<text:s/></text:p>
          </table:table-cell>
          <table:table-cell table:number-columns-repeated="8" table:style-name="ce1"/>
          <table:table-cell table:number-columns-repeated="4" table:style-name="ce2"/>
          <table:table-cell table:number-columns-repeated="16371" table:style-name="ce1"/>
        </table:table-row>
        <table:table-row table:style-name="ro1">
          <table:table-cell office:value-type="string" table:style-name="ce1">
            <text:p>para KeV)</text:p>
          </table:table-cell>
          <table:table-cell table:number-columns-repeated="8" table:style-name="ce1"/>
          <table:table-cell table:number-columns-repeated="4" table:style-name="ce2"/>
          <table:table-cell table:number-columns-repeated="16371" table:style-name="ce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42" table:style-name="ce4">
            <text:p>242</text:p>
          </table:table-cell>
          <table:table-cell office:value-type="float" office:value="2928" table:style-name="ce1">
            <text:p>2928</text:p>
          </table:table-cell>
          <table:table-cell office:value-type="float" office:value="158.37" table:style-name="ce1">
            <text:p>158,37</text:p>
          </table:table-cell>
          <table:table-cell office:value-type="float" office:value="11.04" table:style-name="ce1">
            <text:p>11,04</text:p>
          </table:table-cell>
          <table:table-cell office:value-type="float" office:value="8.6634849589580495E-2" table:formula="msoxl:=F17/(2.355*SQRT(D17))" table:style-name="ce1">
            <text:p>0,08663485</text:p>
          </table:table-cell>
          <table:table-cell table:number-columns-repeated="2" table:style-name="ce1"/>
          <table:table-cell office:value-type="float" office:value="245.16203829999998" table:formula="msoxl:=$X$5*E17+$X$6" table:style-name="ce2">
            <text:p>245,16</text:p>
          </table:table-cell>
          <table:table-cell office:value-type="float" office:value="0.2259170929292118" table:formula="msoxl:=$X$5*G17+E17*$Y$5+$Y$6" table:style-name="ce2">
            <text:p>0,23</text:p>
          </table:table-cell>
          <table:table-cell office:value-type="float" office:value="1.3066273966942055" table:formula="msoxl:=ABS(C17-J17)/C17*100" table:style-name="ce2">
            <text:p>1,31</text:p>
          </table:table-cell>
          <table:table-cell office:value-type="float" office:value="13.9964544470779" table:formula="msoxl:=ABS(C17-J17)/K17" table:style-name="ce2">
            <text:p>14,00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352" table:style-name="ce4">
            <text:p>352</text:p>
          </table:table-cell>
          <table:table-cell office:value-type="float" office:value="1969" table:style-name="ce1">
            <text:p>1969</text:p>
          </table:table-cell>
          <table:table-cell office:value-type="float" office:value="231.3" table:style-name="ce1">
            <text:p>231,3</text:p>
          </table:table-cell>
          <table:table-cell office:value-type="float" office:value="10.82" table:style-name="ce1">
            <text:p>10,82</text:p>
          </table:table-cell>
          <table:table-cell office:value-type="float" office:value="0.10354127087212801" table:formula="msoxl:=F18/(2.355*SQRT(D18))" table:style-name="ce1">
            <text:p>0,103541271</text:p>
          </table:table-cell>
          <table:table-cell table:number-columns-repeated="2" table:style-name="ce1"/>
          <table:table-cell office:value-type="float" office:value="357.517267" table:formula="msoxl:=$X$5*E18+$X$6" table:style-name="ce2">
            <text:p>357,52</text:p>
          </table:table-cell>
          <table:table-cell office:value-type="float" office:value="0.27843654649289168" table:formula="msoxl:=$X$5*G18+E18*$Y$5+$Y$6" table:style-name="ce2">
            <text:p>0,28</text:p>
          </table:table-cell>
          <table:table-cell office:value-type="float" office:value="1.5674053977272739" table:formula="msoxl:=ABS(C18-J18)/C18*100" table:style-name="ce2">
            <text:p>1,57</text:p>
          </table:table-cell>
          <table:table-cell office:value-type="float" office:value="19.815168193593639" table:formula="msoxl:=ABS(C18-J18)/K18" table:style-name="ce2">
            <text:p>19,82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609" table:style-name="ce4">
            <text:p>609</text:p>
          </table:table-cell>
          <table:table-cell office:value-type="float" office:value="2361" table:style-name="ce1">
            <text:p>2361</text:p>
          </table:table-cell>
          <table:table-cell office:value-type="float" office:value="393.51" table:style-name="ce1">
            <text:p>393,51</text:p>
          </table:table-cell>
          <table:table-cell office:value-type="float" office:value="26.77" table:style-name="ce1">
            <text:p>26,77</text:p>
          </table:table-cell>
          <table:table-cell office:value-type="float" office:value="0.23394268290497103" table:formula="msoxl:=F19/(2.355*SQRT(D19))" table:style-name="ce1">
            <text:p>0,233942683</text:p>
          </table:table-cell>
          <table:table-cell table:number-columns-repeated="2" table:style-name="ce1"/>
          <table:table-cell office:value-type="float" office:value="607.41637089999995" table:formula="msoxl:=$X$5*E19+$X$6" table:style-name="ce2">
            <text:p>607,42</text:p>
          </table:table-cell>
          <table:table-cell office:value-type="float" office:value="0.53821388785656932" table:formula="msoxl:=$X$5*G19+E19*$Y$5+$Y$6" table:style-name="ce2">
            <text:p>0,54</text:p>
          </table:table-cell>
          <table:table-cell office:value-type="float" office:value="0.26003761904762773" table:formula="msoxl:=ABS(C19-J19)/C19*100" table:style-name="ce2">
            <text:p>0,26</text:p>
          </table:table-cell>
          <table:table-cell office:value-type="float" office:value="2.9423787377669455" table:formula="msoxl:=ABS(C19-J19)/K19" table:style-name="ce2">
            <text:p>2,94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934" table:style-name="ce4">
            <text:p>934</text:p>
          </table:table-cell>
          <table:table-cell office:value-type="float" office:value="1270" table:style-name="ce1">
            <text:p>1270</text:p>
          </table:table-cell>
          <table:table-cell office:value-type="float" office:value="607.54999999999995" table:style-name="ce1">
            <text:p>607,55</text:p>
          </table:table-cell>
          <table:table-cell office:value-type="float" office:value="5.64" table:style-name="ce1">
            <text:p>5,64</text:p>
          </table:table-cell>
          <table:table-cell office:value-type="float" office:value="6.7202639652271953E-2" table:formula="msoxl:=F20/(2.355*SQRT(D20))" table:style-name="ce1">
            <text:p>0,06720264</text:p>
          </table:table-cell>
          <table:table-cell table:number-columns-repeated="2" table:style-name="ce1"/>
          <table:table-cell office:value-type="float" office:value="937.16425449999986" table:formula="msoxl:=$X$5*E20+$X$6" table:style-name="ce2">
            <text:p>937,16</text:p>
          </table:table-cell>
          <table:table-cell office:value-type="float" office:value="0.35903236462189358" table:formula="msoxl:=$X$5*G20+E20*$Y$5+$Y$6" table:style-name="ce2">
            <text:p>0,36</text:p>
          </table:table-cell>
          <table:table-cell office:value-type="float" office:value="0.33878527837257566" table:formula="msoxl:=ABS(C20-J20)/C20*100" table:style-name="ce2">
            <text:p>0,34</text:p>
          </table:table-cell>
          <table:table-cell office:value-type="float" office:value="8.8132848506073138" table:formula="msoxl:=ABS(C20-J20)/K20" table:style-name="ce2">
            <text:p>8,81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1120" table:style-name="ce4">
            <text:p>1120</text:p>
          </table:table-cell>
          <table:table-cell office:value-type="float" office:value="1661" table:style-name="ce1">
            <text:p>1661</text:p>
          </table:table-cell>
          <table:table-cell office:value-type="float" office:value="724.26" table:style-name="ce1">
            <text:p>724,26</text:p>
          </table:table-cell>
          <table:table-cell office:value-type="float" office:value="8.7799999999999994" table:style-name="ce1">
            <text:p>8,78</text:p>
          </table:table-cell>
          <table:table-cell office:value-type="float" office:value="9.147844807321924E-2" table:formula="msoxl:=F21/(2.355*SQRT(D21))" table:style-name="ce1">
            <text:p>0,091478448</text:p>
          </table:table-cell>
          <table:table-cell table:number-columns-repeated="2" table:style-name="ce1"/>
          <table:table-cell office:value-type="float" office:value="1116.9665133999999" table:formula="msoxl:=$X$5*E21+$X$6" table:style-name="ce2">
            <text:p>1116,97</text:p>
          </table:table-cell>
          <table:table-cell office:value-type="float" office:value="0.43879716231712085" table:formula="msoxl:=$X$5*G21+E21*$Y$5+$Y$6" table:style-name="ce2">
            <text:p>0,44</text:p>
          </table:table-cell>
          <table:table-cell office:value-type="float" office:value="0.27084701785714826" table:formula="msoxl:=ABS(C21-J21)/C21*100" table:style-name="ce2">
            <text:p>0,27</text:p>
          </table:table-cell>
          <table:table-cell office:value-type="float" office:value="6.9131864572263222" table:formula="msoxl:=ABS(C21-J21)/K21" table:style-name="ce2">
            <text:p>6,91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1461" table:style-name="ce4">
            <text:p>1461</text:p>
          </table:table-cell>
          <table:table-cell office:value-type="float" office:value="5658" table:style-name="ce1">
            <text:p>5658</text:p>
          </table:table-cell>
          <table:table-cell office:value-type="float" office:value="949.48" table:style-name="ce1">
            <text:p>949,48</text:p>
          </table:table-cell>
          <table:table-cell office:value-type="float" office:value="40.840000000000003" table:style-name="ce1">
            <text:p>40,84</text:p>
          </table:table-cell>
          <table:table-cell office:value-type="float" office:value="0.23054905710470533" table:formula="msoxl:=F22/(2.355*SQRT(D22))" table:style-name="ce1">
            <text:p>0,230549057</text:p>
          </table:table-cell>
          <table:table-cell table:number-columns-repeated="2" table:style-name="ce1"/>
          <table:table-cell office:value-type="float" office:value="1463.9381931999999" table:formula="msoxl:=$X$5*E22+$X$6" table:style-name="ce2">
            <text:p>1463,94</text:p>
          </table:table-cell>
          <table:table-cell office:value-type="float" office:value="0.73480281188493801" table:formula="msoxl:=$X$5*G22+E22*$Y$5+$Y$6" table:style-name="ce2">
            <text:p>0,73</text:p>
          </table:table-cell>
          <table:table-cell office:value-type="float" office:value="0.20110836413414693" table:formula="msoxl:=ABS(C22-J22)/C22*100" table:style-name="ce2">
            <text:p>0,20</text:p>
          </table:table-cell>
          <table:table-cell office:value-type="float" office:value="3.9986145296079454" table:formula="msoxl:=ABS(C22-J22)/K22" table:style-name="ce2">
            <text:p>4,00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string" table:style-name="ce4">
            <text:p>^</text:p>
          </table:table-cell>
          <table:table-cell table:number-columns-repeated="16381" table:style-name="ce1"/>
        </table:table-row>
        <table:table-row table:number-rows-repeated="2" table:style-name="ro1">
          <table:table-cell/>
          <table:table-cell table:style-name="ce1"/>
          <table:table-cell office:value-type="string" table:style-name="ce4">
            <text:p>II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Estas energias correspondem as teoricas<text:s/>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dos fotoes da rad. ambiente que vimos no diagrama</text:p>
          </table:table-cell>
          <table:table-cell table:number-columns-repeated="16381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Folha2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olha3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iguel G</meta:initial-creator>
    <dc:creator>Miguel G</dc:creator>
    <meta:creation-date>2015-10-12T12:14:13Z</meta:creation-date>
    <dc:date>2015-10-21T23:36:19Z</dc:date>
  </office:meta>
</office:document-meta>
</file>